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0be9" officeooo:paragraph-rsid="00110be9" style:font-size-asian="15pt" style:font-weight-asian="normal" style:font-size-complex="15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0be9" officeooo:paragraph-rsid="00110be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0be9" officeooo:paragraph-rsid="0012e007" style:font-size-asian="15pt" style:font-weight-asian="normal" style:font-size-complex="15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ompendo em Fé</text:span><text:tab/>Diante do Trono<text:tab/><text:span text:style-name="T1">[ 49 ]</text:span></text:p>
      <text:p text:style-name="P1">Cada vez que a minha fé é provada</text:p>
      <text:p text:style-name="P1">Tu me das a chance de crescer um pouco mais</text:p>
      <text:p text:style-name="P1">As montanhas e vales, desertos e mares</text:p>
      <text:p text:style-name="P1">Que atravesso me levam prá perto de Ti.</text:p>
      <text:p text:style-name="P1">Minhas provações não são maiores que o meu Deus</text:p>
      <text:p text:style-name="P1">E não vão me impedir de caminhar</text:p>
      <text:p text:style-name="P1">Se diante de mim não se abrir o mar</text:p>
      <text:p text:style-name="P1">Deus vai me fazer andar por sobre as águas</text:p>
      <text:p text:style-name="P1">Rompendo em fé, minha vida se revestirá do Teu poder</text:p>
      <text:p text:style-name="P1">Rompendo em fé, a cada dia vou mover o sobrenatural</text:p>
      <text:p text:style-name="P1">Vou lutar e vencer, vou plantar e colher</text:p>
      <text:p text:style-name="P1">A cada dia vou viver rompendo em fé</text:p>
      <text:p text:style-name="P1"/>
      <text:p text:style-name="P1">Cada vez que a minha fé é provada</text:p>
      <text:p text:style-name="P1">Tu me das a chance de crescer um pouco mais</text:p>
      <text:p text:style-name="P1">As montanhas e vales, desertos e mares</text:p>
      <text:p text:style-name="P1">Que atravesso me levam prá perto de Ti.</text:p>
      <text:p text:style-name="P1">Minhas provações não são maiores que o meu Deus</text:p>
      <text:p text:style-name="P1">E não vão me impedir de caminhar</text:p>
      <text:p text:style-name="P1">Se diante de mim não se abrir o mar</text:p>
      <text:p text:style-name="P1">Deus vai me fazer andar por sobre as águas</text:p>
      <text:p text:style-name="P1">Rompendo em fé, minha vida se revestirá do Teu poder</text:p>
      <text:p text:style-name="P1">Rompendo em fé, com ousadia vou mover o sobrenatural</text:p>
      <text:p text:style-name="P1">Vou lutar e vencer, vou plantar e colher</text:p>
      <text:p text:style-name="P1">A cada dia vou viver rompendo em fé</text:p>
      <text:p text:style-name="P1"/>
      <text:p text:style-name="P1">Rompendo em fé, minha vida se revestirá do Teu poder</text:p>
      <text:p text:style-name="P1">Rompendo em fé, com ousadia vou mover o sobrenatural</text:p>
      <text:p text:style-name="P1">Vou lutar e vencer, vou plantar e colher</text:p>
      <text:p text:style-name="P3">A cada dia vou viver rompendo em fé</text:p>
      <text:p text:style-name="P3"><text:span text:style-name="T1">Rompendo em Fé</text:span><text:span text:style-name="T2"><text:tab/>Diante do Trono<text:tab/></text:span><text:span text:style-name="T1">[ 49 ]</text:span></text:p>
      <text:p text:style-name="P1">Cada vez que a minha fé é provada</text:p>
      <text:p text:style-name="P1">Tu me das a chance de crescer um pouco mais</text:p>
      <text:p text:style-name="P1">As montanhas e vales, desertos e mares</text:p>
      <text:p text:style-name="P1">Que atravesso me levam prá perto de Ti.</text:p>
      <text:p text:style-name="P1">Minhas provações não são maiores que o meu Deus</text:p>
      <text:p text:style-name="P1">E não vão me impedir de caminhar</text:p>
      <text:p text:style-name="P1">Se diante de mim não se abrir o mar</text:p>
      <text:p text:style-name="P1">Deus vai me fazer andar por sobre as águas</text:p>
      <text:p text:style-name="P1">Rompendo em fé, minha vida se revestirá do Teu poder</text:p>
      <text:p text:style-name="P1">Rompendo em fé, a cada dia vou mover o sobrenatural</text:p>
      <text:p text:style-name="P1">Vou lutar e vencer, vou plantar e colher</text:p>
      <text:p text:style-name="P1">A cada dia vou viver rompendo em fé</text:p>
      <text:p text:style-name="P1"/>
      <text:p text:style-name="P1">Cada vez que a minha fé é provada</text:p>
      <text:p text:style-name="P1">Tu me das a chance de crescer um pouco mais</text:p>
      <text:p text:style-name="P1">As montanhas e vales, desertos e mares</text:p>
      <text:p text:style-name="P1">Que atravesso me levam prá perto de Ti.</text:p>
      <text:p text:style-name="P1">Minhas provações não são maiores que o meu Deus</text:p>
      <text:p text:style-name="P1">E não vão me impedir de caminhar</text:p>
      <text:p text:style-name="P1">Se diante de mim não se abrir o mar</text:p>
      <text:p text:style-name="P1">Deus vai me fazer andar por sobre as águas</text:p>
      <text:p text:style-name="P1">Rompendo em fé, minha vida se revestirá do Teu poder</text:p>
      <text:p text:style-name="P1">Rompendo em fé, com ousadia vou mover o sobrenatural</text:p>
      <text:p text:style-name="P1">Vou lutar e vencer, vou plantar e colher</text:p>
      <text:p text:style-name="P1">A cada dia vou viver rompendo em fé</text:p>
      <text:p text:style-name="P1"/>
      <text:p text:style-name="P1">Rompendo em fé, minha vida se revestirá do Teu poder</text:p>
      <text:p text:style-name="P1">Rompendo em fé, com ousadia vou mover o sobrenatural</text:p>
      <text:p text:style-name="P1">Vou lutar e vencer, vou plantar e colher</text:p>
      <text:p text:style-name="P1">A cada dia vou viver rompendo em f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5:51:13.111846438</dc:date>
    <meta:editing-cycles>12</meta:editing-cycles>
    <meta:editing-duration>PT20M37S</meta:editing-duration>
    <meta:generator>LibreOffice/5.2.7.2$Linux_X86_64 LibreOffice_project/20m0$Build-2</meta:generator>
    <meta:document-statistic meta:table-count="0" meta:image-count="0" meta:object-count="0" meta:page-count="1" meta:paragraph-count="58" meta:word-count="498" meta:character-count="2382" meta:non-whitespace-character-count="1942"/>
  </office:meta>
</office:document-meta>
</file>